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8"/>
      <text:p text:style-name="P8"/>
      <text:p text:style-name="P1">adb devices </text:p>
      <text:p text:style-name="P1"/>
      <text:p text:style-name="P1"/>
      <text:p text:style-name="P5">sudo 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/>
      <text:p text:style-name="P1"/>
      <text:p text:style-name="P1"/>
      <text:p text:style-name="P1"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//boot</text:p>
      <text:p text:style-name="P1"/>
      <text:p text:style-name="P1"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<text:soft-page-break/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/>
      <text:p text:style-name="P9">5.2 在下面对应添加</text:p>
      <text:p text:style-name="P9">//放入其中<text:span text:style-name="T3">，系统就可以调用</text:span></text:p>
      <text:p text:style-name="P9"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 text:c="4"/>.remove = aw9106_i2c_remove,</text:p>
      <text:p text:style-name="P9"><text:s text:c="4"/>.id_table = aw9106_i2c_id,</text:p>
      <text:p text:style-name="P9">};</text:p>
      <text:p text:style-name="P9"/>
      <text:p text:style-name="P9">5.3 修改结构体 struct i2c_driver</text:p>
      <text:p text:style-name="P9"/>
      <text:p text:style-name="P9"/>
      <text:p text:style-name="P9"/>
      <text:p text:style-name="P11"><text:soft-page-break/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7-31T18:47:02.416547829</dc:date>
    <meta:editing-duration>PT1H18M5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76" meta:word-count="772" meta:character-count="1924" meta:non-whitespace-character-count="1769"/>
  </office:meta>
</office:document-meta>
</file>